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500000364AF71C395.png" manifest:media-type="image/png"/>
  <manifest:file-entry manifest:full-path="Pictures/1000000100000162000002A8B30E4851.png" manifest:media-type="image/png"/>
  <manifest:file-entry manifest:full-path="Pictures/10000001000003C40000035ACF0D1F92.png" manifest:media-type="image/png"/>
  <manifest:file-entry manifest:full-path="Pictures/1000000100000359000003586EE0A38A.png" manifest:media-type="image/png"/>
  <manifest:file-entry manifest:full-path="Pictures/10000001000003610000032716F35E58.png" manifest:media-type="image/png"/>
  <manifest:file-entry manifest:full-path="Pictures/100000010000054100000326832883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101cm" svg:y="0.123cm" svg:width="19.001cm" svg:height="17.676cm" draw:z-index="0"><draw:image xlink:href="Pictures/10000001000003A500000364AF71C39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1.686cm" svg:y="-0.109cm" svg:width="8.892cm" svg:height="17.993cm" draw:z-index="1"><draw:image xlink:href="Pictures/1000000100000162000002A8B30E4851.png" xlink:type="simple" xlink:show="embed" xlink:actuate="onLoad" draw:mime-type="image/png"/></draw:frame><draw:frame draw:style-name="fr1" draw:name="Image5" text:anchor-type="char" svg:x="7.442cm" svg:y="-0.085cm" svg:width="11.081cm" svg:height="11.975cm" draw:z-index="4"><draw:image xlink:href="Pictures/1000000100000359000003586EE0A38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6.516cm" svg:y="0.106cm" svg:width="12.12cm" svg:height="12.508cm" draw:z-index="5"><draw:image xlink:href="Pictures/10000001000003610000032716F35E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.053cm" svg:y="0.277cm" svg:width="17cm" svg:height="15.131cm" draw:z-index="2"><draw:image xlink:href="Pictures/10000001000003C40000035ACF0D1F92.png" xlink:type="simple" xlink:show="embed" xlink:actuate="onLoad" draw:mime-type="image/png"/></draw:frame><draw:frame draw:style-name="fr1" draw:name="Image4" text:anchor-type="char" svg:x="0.053cm" svg:y="15.406cm" svg:width="17cm" svg:height="11.176cm" draw:z-index="3"><draw:image xlink:href="Pictures/100000010000054100000326832883B0.png" xlink:type="simple" xlink:show="embed" xlink:actuate="onLoad" draw:mime-type="image/png"/></draw:frame><text:soft-page-break/></text:p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13:30:02.778000000</meta:creation-date>
    <dc:date>2024-10-24T13:53:46.932000000</dc:date>
    <meta:editing-duration>PT23M44S</meta:editing-duration>
    <meta:editing-cycles>2</meta:editing-cycles>
    <meta:generator>LibreOffice/24.8.2.1$Windows_X86_64 LibreOffice_project/0f794b6e29741098670a3b95d60478a65d05ef13</meta:generator>
    <meta:document-statistic meta:table-count="0" meta:image-count="6" meta:object-count="0" meta:page-count="4" meta:paragraph-count="0" meta:word-count="0" meta:character-count="0" meta:non-whitespace-character-count="0"/>
  </office:meta>
</office:document-meta>
</file>